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" manifest:full-path="Pictures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102cm" svg:stroke-color="#008080" draw:marker-start-width="0.273cm" draw:marker-end-width="0.273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4" style:family="graphic">
      <style:graphic-properties draw:stroke="solid" svg:stroke-width="0.102cm" svg:stroke-color="#008080" draw:marker-start-width="0.279cm" draw:marker-end-width="0.279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min-height="1.525cm" fo:min-width="4.189cm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212cm" svg:stroke-color="#000000" draw:marker-end="msArrowEnd_20_9" draw:marker-end-width="1.0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4" style:family="paragraph">
      <style:paragraph-properties fo:margin-left="0cm" fo:margin-right="0cm" fo:text-align="start" fo:text-indent="0cm" style:punctuation-wrap="simple" style:line-break="normal"/>
    </style:style>
    <style:style style:name="P5" style:family="paragraph">
      <style:paragraph-properties fo:margin-left="0cm" fo:margin-right="0cm" fo:text-align="start" fo:text-indent="0cm" style:punctuation-wrap="simple" style:line-break="normal" style:writing-mode="lr-tb"/>
      <style:text-properties fo:font-style="normal" style:font-style-asian="normal" style:font-style-complex="normal"/>
    </style:style>
    <style:style style:name="P6" style:family="paragraph">
      <style:paragraph-properties fo:margin-left="0cm" fo:margin-right="0cm" fo:text-indent="0cm" style:punctuation-wrap="simple" style:line-break="normal"/>
    </style:style>
    <style:style style:name="P7" style:family="paragraph">
      <style:paragraph-properties fo:margin-left="0cm" fo:margin-right="0cm" fo:text-indent="0cm" style:punctuation-wrap="simple" style:line-break="normal" style:writing-mode="lr-tb"/>
    </style:style>
    <style:style style:name="P8" style:family="paragraph">
      <style:paragraph-properties fo:margin-left="0cm" fo:margin-right="0cm" fo:text-align="center" fo:text-indent="0cm" style:punctuation-wrap="simple" style:line-break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5pt" fo:font-style="normal" style:font-size-asian="15pt" style:font-style-asian="normal" style:font-size-complex="15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ise performance parameters" draw:style-name="dp1" draw:master-page-name="Default" presentation:presentation-page-layout-name="AL1T19">
        <draw:frame draw:style-name="gr1" draw:text-style-name="P1" draw:layer="layout" svg:width="3.81cm" svg:height="3.594cm" svg:x="12.488cm" svg:y="5.508cm">
          <draw:image xlink:href="Pictures/100002000000002000000020ADFB4DC3.gif" xlink:type="simple" xlink:show="embed" xlink:actuate="onLoad">
            <text:p/>
          </draw:image>
        </draw:frame>
        <draw:custom-shape draw:style-name="gr2" draw:text-style-name="P2" draw:layer="layout" svg:width="3.666cm" svg:height="3.459cm" svg:x="12.56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41cm" svg:height="2.116cm" svg:x="4.084cm" svg:y="6.562cm">
          <text:p text:style-name="P3">Difference Data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41cm" svg:height="2.117cm" svg:x="4.084cm" svg:y="10.095cm">
          <text:p text:style-name="P4"><text:span text:style-name="T1">Data Noise</text:span></text:p>
          <text:p text:style-name="P4"><text:span text:style-name="T2">- electronic noise</text:span></text:p>
          <text:p text:style-name="P4"><text:span text:style-name="T2">- electrode m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47cm" svg:height="1.785cm" svg:x="4.29cm" svg:y="4.445cm">
          <text:p text:style-name="P6"><text:span text:style-name="T3">Measuremen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2" draw:layer="layout" svg:width="2.902cm" svg:height="2.149cm" svg:x="9.511cm" svg:y="4.445cm">
          <text:p text:style-name="P8"><text:span text:style-name="T4">Recon-</text:span><text:span text:style-name="T4"><text:line-break/></text:span><text:span text:style-name="T4">struct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948cm" svg:y1="7.62cm" svg:x2="12.065cm" svg:y2="7.62cm">
          <text:p/>
        </draw:line>
        <draw:line draw:style-name="gr7" draw:text-style-name="P1" draw:layer="layout" svg:x1="9.948cm" svg:y1="11.153cm" svg:x2="12.065cm" svg:y2="11.153cm">
          <text:p/>
        </draw:line>
        <draw:custom-shape draw:style-name="gr6" draw:text-style-name="P2" draw:layer="layout" svg:width="2.949cm" svg:height="1.205cm" svg:x="13.157cm" svg:y="4.445cm">
          <text:p text:style-name="P6"><text:span text:style-name="T3">Image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713cm" svg:height="3.435cm" svg:x="12.585cm" svg:y="9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619cm" svg:height="2.149cm" svg:x="12.881cm" svg:y="10.271cm">
          <text:p text:style-name="P8"><text:span text:style-name="T3">Noisy</text:span></text:p>
          <text:p text:style-name="P8"><text:span text:style-name="T3">Image</text:span></text:p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737cm" svg:y1="4.445cm" svg:x2="9.737cm" svg:y2="14.605cm">
          <text:p/>
        </draw:line>
        <draw:line draw:style-name="gr8" draw:text-style-name="P1" draw:layer="layout" svg:x1="12.277cm" svg:y1="4.445cm" svg:x2="12.277cm" svg:y2="13.355cm">
          <text:p/>
        </draw:line>
        <draw:frame draw:style-name="gr9" draw:layer="layout" svg:width="1.04cm" svg:height="1.015cm" svg:x="15.14cm" svg:y="6.9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layer="layout" svg:width="1.024cm" svg:height="1.015cm" svg:x="7.885cm" svg:y="7.5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1.135cm" svg:height="1.015cm" svg:x="7.985cm" svg:y="10.02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1.151cm" svg:height="1.015cm" svg:x="15.14cm" svg:y="10.50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5.638cm" svg:height="2.148cm" svg:x="4.176cm" svg:y="12.8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5.678cm" svg:height="2.148cm" svg:x="11.076cm" svg:y="12.8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350 350" svg:d="m175 0 175 350h-35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marker draw:name="Arrowheads_20_2" draw:display-name="Arrowheads 2" svg:viewBox="0 0 350 350" svg:d="m175 0 175 350h-350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marker draw:name="msArrowEnd_20_9" draw:display-name="msArrowEnd 9" svg:viewBox="0 0 1060 1060" svg:d="m530 0 530 1060h-1060z"/>
    <draw:stroke-dash draw:name="Dash_20_2" draw:display-name="Dash 2" draw:style="rect" draw:dots2="1" draw:dots2-length="0.423cm" draw:distance="0.317cm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8T18:01:23.82</dc:date>
    <meta:editing-cycles>30</meta:editing-cycles>
    <meta:editing-duration>PT13H22M41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43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y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i>y</math:mi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i>y</math:mi>
              </math:mrow>
            </math:mstyle>
            <math:mi>n</math:mi>
          </math:msub>
        </math:mrow>
      </math:mfrac>
    </math:mrow>
    <math:annotation math:encoding="StarMath 5.0">"SNR"_{bold y} = { "mean" {bold y}_t } over {``"std" {bold y}_n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t</math:mi>
      </math:msub>
      <math:mo math:stretchy="false">ˆ</math:mo>
    </math:mover>
    <math:annotation math:encoding="StarMath 5.0">hat{bold x}_t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t</math:mi>
    </math:msub>
    <math:annotation math:encoding="StarMath 5.0">{bold y}_t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n</math:mi>
    </math:msub>
    <math:annotation math:encoding="StarMath 5.0">{bold y}_n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n</math:mi>
      </math:msub>
      <math:mo math:stretchy="false">ˆ</math:mo>
    </math:mover>
    <math:annotation math:encoding="StarMath 5.0">hat{bold x}_n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x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i>x</math:mi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i>x</math:mi>
              </math:mrow>
            </math:mstyle>
            <math:mi>n</math:mi>
          </math:msub>
        </math:mrow>
      </math:mfrac>
    </math:mrow>
    <math:annotation math:encoding="StarMath 5.0">"SNR"_{bold x} = { "mean" {bold x}_t } over {``"std" {bold x}_n}
</math:annotation>
  </math:semantics>
</math:math>
</file>